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08080" draw:textarea-horizontal-align="justify" draw:textarea-vertical-align="middle" draw:auto-grow-height="false" fo:min-height="1.274cm" fo:min-width="8.644cm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8.644cm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 fo:min-height="0.918cm" fo:min-width="7.43cm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2.087cm" fo:min-width="7.43cm"/>
    </style:style>
    <style:style style:name="gr5" style:family="graphic" style:parent-style-name="standard">
      <style:graphic-properties draw:textarea-horizontal-align="justify" draw:textarea-vertical-align="middle" draw:auto-grow-height="false" fo:min-height="2.087cm" fo:min-width="7.43cm"/>
    </style:style>
    <style:style style:name="gr6" style:family="graphic" style:parent-style-name="standard">
      <style:graphic-properties draw:textarea-horizontal-align="justify" draw:textarea-vertical-align="middle" draw:auto-grow-height="false" fo:min-height="0.863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solid" draw:fill-color="#808080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144cm" svg:height="1.524cm" svg:x="9.652cm" svg:y="1.016cm">
          <text:p text:style-name="P1"><text:span text:style-name="T1">Sha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144cm" svg:height="3.048cm" svg:x="9.652cm" svg:y="2.54cm">
          <text:p text:style-name="P3"><text:span text:style-name="T1">Methods</text:span></text:p>
          <text:p text:style-name="P3"><text:span text:style-name="T2">draw()</text:span></text:p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3cm" svg:height="1.168cm" svg:x="1.778cm" svg:y="8.128cm">
          <text:p text:style-name="P1"><text:span text:style-name="T1">Circ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93cm" svg:height="2.337cm" svg:x="1.778cm" svg:y="9.296cm">
          <text:p text:style-name="P3"><text:span text:style-name="T1">Attributes</text:span></text:p>
          <text:p text:style-name="P3"><text:span text:style-name="T2">radiu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93cm" svg:height="2.337cm" svg:x="1.778cm" svg:y="11.633cm">
          <text:p text:style-name="P3"><text:span text:style-name="T1">Methods</text:span></text:p>
          <text:p text:style-name="P3"><text:span text:style-name="T2">draw()</text:span></text:p>
          <text:p text:style-name="P3"><text:span text:style-name="T2">get_size(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3cm" svg:height="1.168cm" svg:x="10.369cm" svg:y="8.128cm">
          <text:p text:style-name="P1"><text:span text:style-name="T1">Rectang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93cm" svg:height="2.337cm" svg:x="10.369cm" svg:y="9.296cm">
          <text:p text:style-name="P3"><text:span text:style-name="T1">Attributes</text:span></text:p>
          <text:p text:style-name="P3"><text:span text:style-name="T2">width; heigh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93cm" svg:height="2.337cm" svg:x="10.369cm" svg:y="11.633cm">
          <text:p text:style-name="P3"><text:span text:style-name="T1">Methods</text:span></text:p>
          <text:p text:style-name="P3"><text:span text:style-name="T2">draw()</text:span></text:p>
          <text:p text:style-name="P3"><text:span text:style-name="T2">get_size(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3cm" svg:height="1.168cm" svg:x="18.74cm" svg:y="8.128cm">
          <text:p text:style-name="P1"><text:span text:style-name="T1">Triang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93cm" svg:height="2.337cm" svg:x="18.74cm" svg:y="9.296cm">
          <text:p text:style-name="P3"><text:span text:style-name="T1">Attributes</text:span></text:p>
          <text:p text:style-name="P3"><text:span text:style-name="T2">base; heigh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93cm" svg:height="2.337cm" svg:x="18.74cm" svg:y="11.633cm">
          <text:p text:style-name="P3"><text:span text:style-name="T1">Methods</text:span></text:p>
          <text:p text:style-name="P3"><text:span text:style-name="T2">draw()</text:span></text:p>
          <text:p text:style-name="P3"><text:span text:style-name="T2">get_size(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1.27cm" svg:x="14.07cm" svg:y="5.7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5" draw:layer="layout" svg:x1="14.478cm" svg:y1="8.128cm" svg:x2="14.478cm" svg:y2="7.366cm">
          <text:p/>
        </draw:line>
        <draw:line draw:style-name="gr7" draw:text-style-name="P5" draw:layer="layout" svg:x1="22.86cm" svg:y1="8.128cm" svg:x2="22.86cm" svg:y2="7.366cm">
          <text:p/>
        </draw:line>
        <draw:line draw:style-name="gr7" draw:text-style-name="P5" draw:layer="layout" svg:x1="5.588cm" svg:y1="8.128cm" svg:x2="5.588cm" svg:y2="7.366cm">
          <text:p/>
        </draw:line>
        <draw:line draw:style-name="gr7" draw:text-style-name="P5" draw:layer="layout" svg:x1="5.588cm" svg:y1="7.366cm" svg:x2="22.86cm" svg:y2="7.366cm">
          <text:p/>
        </draw:line>
        <draw:frame draw:style-name="gr8" draw:text-style-name="P6" draw:layer="layout" svg:width="7.874cm" svg:height="1.016cm" svg:x="15.24cm" svg:y="6.096cm">
          <draw:text-box>
            <text:p><text:span text:style-name="T3">inherit the draw() meth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01T11:04:33.178266006</meta:creation-date>
    <dc:date>2019-11-01T11:49:14.260842864</dc:date>
    <meta:editing-duration>PT23M58S</meta:editing-duration>
    <meta:editing-cycles>3</meta:editing-cycles>
    <meta:generator>LibreOffice/6.3.2.2$Linux_X86_64 LibreOffice_project/e1663a74855acfc3cddf258a1b61ef869561d205</meta:generator>
    <meta:document-statistic meta:object-count="40"/>
  </office:meta>
</office:document-meta>
</file>